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TextBody" style:list-style-name="L1"/>
    <style:style style:name="P5" style:family="paragraph" style:parent-style-name="OOoTextBody" style:list-style-name="L1">
      <style:text-properties fo:font-weight="normal" style:font-weight-asian="normal" style:font-weight-complex="normal"/>
    </style:style>
    <style:style style:name="P6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/>
    </style:style>
    <style:style style:name="T3" style:family="text">
      <style:text-properties style:font-name="Arial1" style:text-underline-style="none" fo:font-weight="normal" style:font-weight-asian="normal" style:font-weight-complex="normal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 text:name="__RefHeading__727_1770520787"/>Installation<text:bookmark-end text:name="__RefHeading__727_1770520787"/></text:h>
      <text:p text:style-name="OOoTextBody"/>
      <text:p text:style-name="OOoTextBody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6"><text:a xlink:type="simple" xlink:href="#__RefHeading__727_1770520787" text:style-name="Internet_20_link" text:visited-style-name="Internet_20_link">2 - Installation<text:tab/>1</text:a></text:p>
          <text:p text:style-name="P7"><text:a xlink:type="simple" xlink:href="#__RefHeading__729_1770520787" text:style-name="Internet_20_link" text:visited-style-name="Internet_20_link">2.1 - Installation of the software<text:tab/>1</text:a></text:p>
          <text:p text:style-name="P7"><text:a xlink:type="simple" xlink:href="#__RefHeading__621_1770520787" text:style-name="Internet_20_link" text:visited-style-name="Internet_20_link">2.2 - Modifying the default configuration<text:tab/>1</text:a></text:p>
        </text:index-body>
      </text:table-of-content>
      <text:p text:style-name="OOoTextBody"/>
      <text:p text:style-name="OOoTextBody"/>
      <text:h text:style-name="OOoHeading_20_2" text:outline-level="2"><text:bookmark text:name="__RefHeading__729_1770520787"/>Installation of the software<text:bookmark-end text:name="__RefHeading__729_1770520787"/></text:h>
      <text:p text:style-name="OOoTextBody">The installation procedure is <text:span text:style-name="T6">described in the kicad docu</text:span>mentation.</text:p>
      <text:h text:style-name="OOoHeading_20_2" text:outline-level="2"><text:bookmark text:name="__RefHeading__621_1770520787"/>Modifying the default configuration<text:bookmark-end text:name="__RefHeading__621_1770520787"/></text:h>
      <text:p text:style-name="OOoTextBody"><text:span text:style-name="T2">A default config</text:span><text:span text:style-name="T4">uration file kicad.pro is provided in kicad/share/template.</text:span><text:span text:style-name="T5"> This file</text:span><text:span text:style-name="T3"> is used as the initial configuration for all new projects.</text:span><text:span text:style-name="T5"> </text:span></text:p>
      <text:p text:style-name="OOoTextBody"/>
      <text:p text:style-name="OOoTextBody">This configuration file can be modified to change libraries to be loaded</text:p>
      <text:p text:style-name="OOoTextBody"/>
      <text:p text:style-name="OOoTextBody">To do this:</text:p>
      <text:list xml:id="list29382598" text:style-name="L1">
        <text:list-item>
          <text:p text:style-name="P4"><text:span text:style-name="T2">Launch pcbnew usin</text:span><text:span text:style-name="T4">g kicad or directly. On Windows is in c:\kicad\bin\pcbnew.exe and on Linux you can run /usr/local/kicad/bin/kicad or /usr/local/kicad/bin/pcbnew if the binaries are located in /usr/local/kicad/bin.</text:span><text:span text:style-name="T6"> </text:span></text:p>
        </text:list-item>
        <text:list-item>
          <text:p text:style-name="P4">Select Preferences - Libs and Dir.</text:p>
        </text:list-item>
        <text:list-item>
          <text:p text:style-name="P4">Edit as required.</text:p>
        </text:list-item>
        <text:list-item>
          <text:p text:style-name="P5">Save the modified configuration (Save Cfg) to kicad/share/template/kicad.pro.</text:p>
        </text:list-item>
      </text:lis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2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OOoPageStyle" style:page-layout-name="Mpm4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7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8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Keith Cockburn</meta:initial-creator>
    <meta:creation-date>2005-06-13T11:07:19</meta:creation-date>
    <dc:date>2011-11-12T09:24:29.67</dc:date>
    <meta:printed-by>Keith Cockburn</meta:printed-by>
    <meta:print-date>2005-06-13T11:51:17</meta:print-date>
    <dc:language>en-US</dc:language>
    <meta:editing-cycles>21</meta:editing-cycles>
    <meta:editing-duration>PT1H8M43S</meta:editing-duration>
    <meta:document-statistic meta:table-count="0" meta:image-count="0" meta:object-count="0" meta:page-count="1" meta:paragraph-count="21" meta:word-count="136" meta:character-count="930" meta:non-whitespace-character-count="795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./.libreoffice/3/user/template/kicad_manual_template.ott"/>
  </office:meta>
</office:document-meta>
</file>